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14.83pt" svg:height="319.41pt" svg:x="240.38pt" svg:y="42.18pt">
            <loext:p draw:notify-on-update-of-ranges="Sheet1.B5:Sheet1.B29 Sheet1.C5:Sheet1.C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Point interval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</table:table-row>
        <table:table-row table:style-name="ro1">
          <table:table-cell/>
          <table:table-cell table:formula="of:=0*[.C2]" office:value-type="float" office:value="0" calcext:value-type="float">
            <text:p>0</text:p>
          </table:table-cell>
          <table:table-cell table:formula="of:= SIN (RADIANS ([.B5]))" office:value-type="float" office:value="0" calcext:value-type="float">
            <text:p>0.0000</text:p>
          </table:table-cell>
        </table:table-row>
        <table:table-row table:style-name="ro1">
          <table:table-cell/>
          <table:table-cell table:formula="of:=1*[.C2]" office:value-type="float" office:value="15" calcext:value-type="float">
            <text:p>15</text:p>
          </table:table-cell>
          <table:table-cell table:formula="of:= SIN (RADIANS ([.B6]))" office:value-type="float" office:value="0.258819045102521" calcext:value-type="float">
            <text:p>0.2588</text:p>
          </table:table-cell>
        </table:table-row>
        <table:table-row table:style-name="ro1">
          <table:table-cell/>
          <table:table-cell table:formula="of:=2*[.C2]" office:value-type="float" office:value="30" calcext:value-type="float">
            <text:p>30</text:p>
          </table:table-cell>
          <table:table-cell table:formula="of:= SIN (RADIANS ([.B7]))" office:value-type="float" office:value="0.5" calcext:value-type="float">
            <text:p>0.5000</text:p>
          </table:table-cell>
        </table:table-row>
        <table:table-row table:style-name="ro1">
          <table:table-cell/>
          <table:table-cell table:formula="of:=3*[.C2]" office:value-type="float" office:value="45" calcext:value-type="float">
            <text:p>45</text:p>
          </table:table-cell>
          <table:table-cell table:formula="of:= SIN (RADIANS ([.B8]))" office:value-type="float" office:value="0.707106781186547" calcext:value-type="float">
            <text:p>0.7071</text:p>
          </table:table-cell>
        </table:table-row>
        <table:table-row table:style-name="ro1">
          <table:table-cell/>
          <table:table-cell table:formula="of:=4*[.C2]" office:value-type="float" office:value="60" calcext:value-type="float">
            <text:p>60</text:p>
          </table:table-cell>
          <table:table-cell table:formula="of:= SIN (RADIANS ([.B9]))" office:value-type="float" office:value="0.866025403784439" calcext:value-type="float">
            <text:p>0.8660</text:p>
          </table:table-cell>
        </table:table-row>
        <table:table-row table:style-name="ro1">
          <table:table-cell/>
          <table:table-cell table:formula="of:=5*[.C2]" office:value-type="float" office:value="75" calcext:value-type="float">
            <text:p>75</text:p>
          </table:table-cell>
          <table:table-cell table:formula="of:= SIN (RADIANS ([.B10]))" office:value-type="float" office:value="0.965925826289068" calcext:value-type="float">
            <text:p>0.9659</text:p>
          </table:table-cell>
        </table:table-row>
        <table:table-row table:style-name="ro1">
          <table:table-cell/>
          <table:table-cell table:formula="of:=6*[.C2]" office:value-type="float" office:value="90" calcext:value-type="float">
            <text:p>90</text:p>
          </table:table-cell>
          <table:table-cell table:formula="of:= SIN (RADIANS ([.B11]))" office:value-type="float" office:value="1" calcext:value-type="float">
            <text:p>1.0000</text:p>
          </table:table-cell>
        </table:table-row>
        <table:table-row table:style-name="ro1">
          <table:table-cell/>
          <table:table-cell table:formula="of:=7*[.C2]" office:value-type="float" office:value="105" calcext:value-type="float">
            <text:p>105</text:p>
          </table:table-cell>
          <table:table-cell table:formula="of:= SIN (RADIANS ([.B12]))" office:value-type="float" office:value="0.965925826289068" calcext:value-type="float">
            <text:p>0.965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 SIN (RADIANS ([.B13]))" office:value-type="float" office:value="0.642787609686539" calcext:value-type="float">
            <text:p>0.6428</text:p>
          </table:table-cell>
        </table:table-row>
        <table:table-row table:style-name="ro1">
          <table:table-cell/>
          <table:table-cell table:formula="of:=9*[.C2]" office:value-type="float" office:value="135" calcext:value-type="float">
            <text:p>135</text:p>
          </table:table-cell>
          <table:table-cell table:formula="of:= SIN (RADIANS ([.B14]))" office:value-type="float" office:value="0.707106781186548" calcext:value-type="float">
            <text:p>0.7071</text:p>
          </table:table-cell>
        </table:table-row>
        <table:table-row table:style-name="ro1">
          <table:table-cell/>
          <table:table-cell table:formula="of:=10*[.C2]" office:value-type="float" office:value="150" calcext:value-type="float">
            <text:p>150</text:p>
          </table:table-cell>
          <table:table-cell table:formula="of:= SIN (RADIANS ([.B15]))" office:value-type="float" office:value="0.5" calcext:value-type="float">
            <text:p>0.5000</text:p>
          </table:table-cell>
        </table:table-row>
        <table:table-row table:style-name="ro1">
          <table:table-cell/>
          <table:table-cell table:formula="of:=11*[.C2]" office:value-type="float" office:value="165" calcext:value-type="float">
            <text:p>165</text:p>
          </table:table-cell>
          <table:table-cell table:formula="of:= SIN (RADIANS ([.B16]))" office:value-type="float" office:value="0.258819045102521" calcext:value-type="float">
            <text:p>0.2588</text:p>
          </table:table-cell>
        </table:table-row>
        <table:table-row table:style-name="ro1">
          <table:table-cell/>
          <table:table-cell table:formula="of:=12*[.C2]" office:value-type="float" office:value="180" calcext:value-type="float">
            <text:p>180</text:p>
          </table:table-cell>
          <table:table-cell table:formula="of:= SIN (RADIANS ([.B17]))" office:value-type="float" office:value="1.22464679914735E-016" calcext:value-type="float">
            <text:p>0.0000</text:p>
          </table:table-cell>
        </table:table-row>
        <table:table-row table:style-name="ro1">
          <table:table-cell/>
          <table:table-cell table:formula="of:=13*[.C2]" office:value-type="float" office:value="195" calcext:value-type="float">
            <text:p>195</text:p>
          </table:table-cell>
          <table:table-cell table:formula="of:= SIN (RADIANS ([.B18]))" office:value-type="float" office:value="-0.258819045102521" calcext:value-type="float">
            <text:p>-0.2588</text:p>
          </table:table-cell>
        </table:table-row>
        <table:table-row table:style-name="ro1">
          <table:table-cell/>
          <table:table-cell table:formula="of:=14*[.C2]" office:value-type="float" office:value="210" calcext:value-type="float">
            <text:p>210</text:p>
          </table:table-cell>
          <table:table-cell table:formula="of:= SIN (RADIANS ([.B19]))" office:value-type="float" office:value="-0.5" calcext:value-type="float">
            <text:p>-0.5000</text:p>
          </table:table-cell>
        </table:table-row>
        <table:table-row table:style-name="ro1">
          <table:table-cell/>
          <table:table-cell table:formula="of:=15*[.C2]" office:value-type="float" office:value="225" calcext:value-type="float">
            <text:p>225</text:p>
          </table:table-cell>
          <table:table-cell table:formula="of:= SIN (RADIANS ([.B20]))" office:value-type="float" office:value="-0.707106781186547" calcext:value-type="float">
            <text:p>-0.7071</text:p>
          </table:table-cell>
        </table:table-row>
        <table:table-row table:style-name="ro1">
          <table:table-cell/>
          <table:table-cell table:formula="of:=16*[.C2]" office:value-type="float" office:value="240" calcext:value-type="float">
            <text:p>240</text:p>
          </table:table-cell>
          <table:table-cell table:formula="of:= SIN (RADIANS ([.B21]))" office:value-type="float" office:value="-0.866025403784438" calcext:value-type="float">
            <text:p>-0.8660</text:p>
          </table:table-cell>
        </table:table-row>
        <table:table-row table:style-name="ro1">
          <table:table-cell/>
          <table:table-cell table:formula="of:=17*[.C2]" office:value-type="float" office:value="255" calcext:value-type="float">
            <text:p>255</text:p>
          </table:table-cell>
          <table:table-cell table:formula="of:= SIN (RADIANS ([.B22]))" office:value-type="float" office:value="-0.965925826289068" calcext:value-type="float">
            <text:p>-0.9659</text:p>
          </table:table-cell>
        </table:table-row>
        <table:table-row table:style-name="ro1">
          <table:table-cell/>
          <table:table-cell table:formula="of:=18*[.C2]" office:value-type="float" office:value="270" calcext:value-type="float">
            <text:p>270</text:p>
          </table:table-cell>
          <table:table-cell table:formula="of:= SIN (RADIANS ([.B23]))" office:value-type="float" office:value="-1" calcext:value-type="float">
            <text:p>-1.0000</text:p>
          </table:table-cell>
        </table:table-row>
        <table:table-row table:style-name="ro1">
          <table:table-cell/>
          <table:table-cell table:formula="of:=19*[.C2]" office:value-type="float" office:value="285" calcext:value-type="float">
            <text:p>285</text:p>
          </table:table-cell>
          <table:table-cell table:formula="of:= SIN (RADIANS ([.B24]))" office:value-type="float" office:value="-0.965925826289068" calcext:value-type="float">
            <text:p>-0.9659</text:p>
          </table:table-cell>
        </table:table-row>
        <table:table-row table:style-name="ro1">
          <table:table-cell/>
          <table:table-cell table:formula="of:=20*[.C2]" office:value-type="float" office:value="300" calcext:value-type="float">
            <text:p>300</text:p>
          </table:table-cell>
          <table:table-cell table:formula="of:= SIN (RADIANS ([.B25]))" office:value-type="float" office:value="-0.866025403784439" calcext:value-type="float">
            <text:p>-0.8660</text:p>
          </table:table-cell>
        </table:table-row>
        <table:table-row table:style-name="ro1">
          <table:table-cell/>
          <table:table-cell table:formula="of:=21*[.C2]" office:value-type="float" office:value="315" calcext:value-type="float">
            <text:p>315</text:p>
          </table:table-cell>
          <table:table-cell table:formula="of:= SIN (RADIANS ([.B26]))" office:value-type="float" office:value="-0.707106781186548" calcext:value-type="float">
            <text:p>-0.7071</text:p>
          </table:table-cell>
        </table:table-row>
        <table:table-row table:style-name="ro1">
          <table:table-cell/>
          <table:table-cell table:formula="of:=22*[.C2]" office:value-type="float" office:value="330" calcext:value-type="float">
            <text:p>330</text:p>
          </table:table-cell>
          <table:table-cell table:formula="of:= SIN (RADIANS ([.B27]))" office:value-type="float" office:value="-0.5" calcext:value-type="float">
            <text:p>-0.5000</text:p>
          </table:table-cell>
        </table:table-row>
        <table:table-row table:style-name="ro1">
          <table:table-cell/>
          <table:table-cell table:formula="of:=23*[.C2]" office:value-type="float" office:value="345" calcext:value-type="float">
            <text:p>345</text:p>
          </table:table-cell>
          <table:table-cell table:formula="of:= SIN (RADIANS ([.B28]))" office:value-type="float" office:value="-0.258819045102521" calcext:value-type="float">
            <text:p>-0.2588</text:p>
          </table:table-cell>
        </table:table-row>
        <table:table-row table:style-name="ro1">
          <table:table-cell/>
          <table:table-cell table:formula="of:=24*[.C2]" office:value-type="float" office:value="360" calcext:value-type="float">
            <text:p>360</text:p>
          </table:table-cell>
          <table:table-cell table:formula="of:= SIN (RADIANS ([.B29]))" office:value-type="float" office:value="-2.44929359829471E-016" calcext:value-type="float">
            <text:p>0.0000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/>
          <table:table-cell office:value-type="float" office:value="10019" calcext:value-type="float">
            <text:p>10019</text:p>
          </table:table-cell>
        </table:table-row>
        <table:table-row table:style-name="ro1">
          <table:table-cell/>
          <table:table-cell office:value-type="float" office:value="10020" calcext:value-type="float">
            <text:p>10020</text:p>
          </table:table-cell>
        </table:table-row>
        <table:table-row table:style-name="ro1">
          <table:table-cell/>
          <table:table-cell office:value-type="float" office:value="10021" calcext:value-type="float">
            <text:p>10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 style:data-style-name="N2" text:time-value="19:34:17.117697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09:01:10.353445073</meta:creation-date>
    <dc:date>2016-07-18T19:34:47.339720986</dc:date>
    <meta:editing-duration>PT33M50S</meta:editing-duration>
    <meta:editing-cycles>4</meta:editing-cycles>
    <meta:generator>Collabora_Office/5.0.10.40$Linux_X86_64 LibreOffice_project/e57325c4ad679d23374594e7b495623ec70fc192</meta:generator>
    <meta:document-statistic meta:table-count="3" meta:cell-count="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1cm" svg:stroke-color="#ffffff" draw:fill-color="#ffff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gradient" draw:fill-color="#e6e6e6" draw:fill-gradient-name="Purple_20_Haz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91cm" svg:height="11.269cm" xlink:href=".." xlink:type="simple" chart:class="chart:scatter" chart:style-name="ch1">
        <chart:subtitle svg:x="10.1cm" svg:y="0.225cm" chart:style-name="ch2">
          <text:p>sub-title</text:p>
        </chart:subtitle>
        <chart:plot-area chart:style-name="ch3" table:cell-range-address="Sheet1.B5:Sheet1.C29" svg:x="0.433cm" svg:y="1.133cm" svg:width="20.825cm" svg:height="9.911cm">
          <chartooo:coordinate-region svg:x="1.822cm" svg:y="1.332cm" svg:width="19.156cm" svg:height="9.5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C29" chart:class="chart:scatter">
            <chart:domain table:cell-range-address="Sheet1.B5:Sheet1.B29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5:Sheet1.B29</svg:desc>
                </draw:g>
              </table:table-cell>
              <table:table-cell office:value-type="float" office:value="0">
                <text:p>0</text:p>
                <draw:g>
                  <svg:desc>Sheet1.C5:Sheet1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1">
                <text:p>-0.258819045102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Collabora_Office/5.0.10.40$Linux_X86_64 LibreOffice_project/e57325c4ad679d23374594e7b495623ec70fc19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Purple_20_Haze" draw:display-name="Purple Haze" draw:style="linear" draw:start-color="#660066" draw:end-color="#ff8080" draw:start-intensity="100%" draw:end-intensity="100%" draw:angle="45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